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variant="small-caps"/>
    </style:style>
    <style:style style:name="T2" style:family="text">
      <style:text-properties officeooo:rsid="0016942f"/>
    </style:style>
    <style:style style:name="T3" style:family="text">
      <style:text-properties officeooo:rsid="0018e58d"/>
    </style:style>
    <style:style style:name="T4" style:family="text">
      <style:text-properties officeooo:rsid="001a94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23:15-44</text:h>
      <text:h text:style-name="Heading_20_2" text:outline-level="2"><text:bookmark text:name="en-GNT-3347"/>The Harvest Festival <text:span text:style-name="T2">(15-22)</text:span></text:h>
      <text:list xml:id="list2974043252" text:style-name="L1">
        <text:list-item>
          <text:p text:style-name="P1">Count seven full weeks from the day after the Sabbath on which you bring your sheaf of grain to present to the <text:span text:style-name="T1">Lord</text:span>. <text:bookmark text:name="en-GNT-3348"/>On the fiftieth day, the day after the seventh Sabbath, present to the <text:span text:style-name="T1">Lord</text:span> another new offering of grain. <text:bookmark text:name="en-GNT-3349"/>Each family is to bring two loaves of bread and present them to the <text:span text:style-name="T1">Lord</text:span> as a special gift. Each loaf shall be made of four pounds of flour baked with yeast and shall be presented to the <text:span text:style-name="T1">Lord</text:span> as an offering of the first grain to be harvested. <text:bookmark text:name="en-GNT-3350"/>And with the bread the community is to present seven one-year-old lambs, one bull, and two rams, none of which may have any defects. They shall be offered as a burnt offering to the <text:span text:style-name="T1">Lord</text:span>, along with a grain offering and a wine offering. The odor of this offering is pleasing to the <text:span text:style-name="T1">Lord</text:span>. <text:bookmark text:name="en-GNT-3351"/>Also offer one male goat as a sin offering and two one-year-old male lambs as a fellowship offering. <text:bookmark text:name="en-GNT-3352"/>The priest shall present the bread with the two lambs as a special gift to the <text:span text:style-name="T1">Lord</text:span> for the priests. These offerings are holy. <text:bookmark text:name="en-GNT-3353"/>On that day do none of your daily work, but gather for worship. Your descendants are to observe this regulation for all time to come, no matter where they live.<text:bookmark text:name="en-GNT-3354"/> When you harvest your fields, do not cut the grain at the edges of the fields, and do not go back to cut the heads of grain that were left; leave them for poor people and foreigners. The <text:span text:style-name="T1">Lord</text:span> is your God.</text:p>
        </text:list-item>
      </text:list>
      <text:h text:style-name="Heading_20_2" text:outline-level="2"><text:bookmark text:name="en-GNT-3355"/>The New Year Festival <text:span text:style-name="T2">(23-25)</text:span></text:h>
      <text:list xml:id="list2063185060" text:style-name="L2">
        <text:list-item>
          <text:p text:style-name="P2">On the first day of the seventh month observe a special day of rest, and come together for worship when the trumpets sound. <text:bookmark text:name="en-GNT-3356"/>Present a food offering to the <text:span text:style-name="T1">Lord</text:span> and do none of your daily work.</text:p>
        </text:list-item>
      </text:list>
      <text:h text:style-name="Heading_20_2" text:outline-level="2"><text:bookmark text:name="en-GNT-3357"/>The Day of Atonement <text:span text:style-name="T2">(</text:span><text:span text:style-name="T3">26-32</text:span><text:span text:style-name="T2">)</text:span></text:h>
      <text:list xml:id="list810058487" text:style-name="L3">
        <text:list-item>
          <text:p text:style-name="P3">The tenth day of the seventh month is the day when the annual ritual is to be performed to take away the sins of the people. On that day do not eat anything at all; come together for worship, and present a food offering to the <text:span text:style-name="T1">Lord</text:span>. <text:bookmark text:name="en-GNT-3358"/>Do no work on that day, because it is the day for performing the ritual to take away sin. <text:bookmark text:name="en-GNT-3359"/>Any who eat anything on that day will no longer be considered God's people. <text:bookmark text:name="en-GNT-3360"/>And if any do any work on that day, the <text:span text:style-name="T1">Lord</text:span> himself will put them to death. <text:bookmark text:name="en-GNT-3361"/>This regulation applies to all your descendants, no matter where they live. <text:bookmark text:name="en-GNT-3362"/>From sunset on the ninth day of the month to sunset on the tenth observe this day as a special day of rest, during which nothing may be eaten.</text:p>
        </text:list-item>
      </text:list>
      <text:h text:style-name="Heading_20_2" text:outline-level="2"><text:bookmark text:name="en-GNT-3363"/>The Festival of Shelters <text:span text:style-name="T4">(33-44)</text:span></text:h>
      <text:list xml:id="list3707103894" text:style-name="L4">
        <text:list-item>
          <text:p text:style-name="P4">The Festival of Shelters begins on the fifteenth day of the seventh month and continues for seven days. <text:bookmark text:name="en-GNT-3364"/>On the first of these days come together for worship and do none of your daily work. <text:bookmark text:name="en-GNT-3365"/>Each day for seven days you shall present a food offering. On the eighth day come together again for worship and present a food offering. It is a day for worship, and you shall do no work.<text:bookmark text:name="en-GNT-3366"/> (These are the religious festivals on which you honor the <text:span text:style-name="T1">Lord</text:span> by gathering together for worship and presenting food offerings, burnt offerings, grain offerings, sacrifices, and wine offerings, as required day by day. <text:bookmark text:name="en-GNT-3367"/>These festivals are in addition to the <text:soft-page-break/>regular Sabbaths, and these offerings are in addition to your regular gifts, your offerings as fulfillment of vows, and your freewill offerings that you give to the <text:span text:style-name="T1">Lord</text:span>.)<text:bookmark text:name="en-GNT-3368"/> When you have harvested your fields, celebrate this festival for seven days, beginning on the fifteenth day of the seventh month. The first day shall be a special day of rest. <text:bookmark text:name="en-GNT-3369"/>On that day take some of the best fruit from your trees, take palm branches and limbs from leafy trees, and begin a religious festival to honor the <text:span text:style-name="T1">Lord</text:span> your God. <text:bookmark text:name="en-GNT-3370"/>Celebrate it for seven days. This regulation is to be kept by your descendants for all time to come. <text:bookmark text:name="en-GNT-3371"/>All the people of Israel shall live in shelters for seven days, <text:bookmark text:name="en-GNT-3372"/>so that your descendants may know that the <text:span text:style-name="T1">Lord</text:span> made the people of Israel live in simple shelters when he led them out of Egypt. He is the <text:span text:style-name="T1">Lord</text:span> your God.<text:bookmark text:name="en-GNT-3373"/> So in this way Moses gave the people of Israel the regulations for observing the religious festivals to honor the <text:span text:style-name="T1">Lor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09:34:31.854708109</meta:creation-date>
    <dc:date>2022-04-11T09:59:46.164012294</dc:date>
    <meta:editing-duration>PT25M11S</meta:editing-duration>
    <meta:editing-cycles>8</meta:editing-cycles>
    <meta:generator>LibreOffice/6.4.7.2$Linux_X86_64 LibreOffice_project/40$Build-2</meta:generator>
    <meta:document-statistic meta:table-count="0" meta:image-count="0" meta:object-count="0" meta:page-count="2" meta:paragraph-count="9" meta:word-count="744" meta:character-count="3956" meta:non-whitespace-character-count="3225"/>
  </office:meta>
</office:document-meta>
</file>